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450000032D8DD3BB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um_20_kitöltés_20_és_20_vonal_20_nélkül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333333" draw:marker-start-width="0.35cm" draw:marker-end-width="0.35cm" draw:fill="solid" draw:fill-color="#00cccc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2c001e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frame draw:style-name="gr1" draw:text-style-name="P1" draw:layer="layout" svg:width="19.589cm" svg:height="11.805cm" svg:x="0.001cm" svg:y="0.005cm">
          <draw:image xlink:href="Pictures/10000000000005450000032D8DD3BB1B.png" xlink:type="simple" xlink:show="embed" xlink:actuate="onLoad">
            <text:p/>
          </draw:image>
        </draw:frame>
        <draw:custom-shape draw:style-name="gr2" draw:text-style-name="P2" draw:layer="layout" svg:width="2.7cm" svg:height="1.2cm" svg:x="12.7cm" svg:y="4cm">
          <text:p text:style-name="P1"><text:span text:style-name="T1">Kulc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cm" svg:height="1.301cm" svg:x="12.4cm" svg:y="8.899cm">
          <text:p text:style-name="P1"><text:span text:style-name="T1">Dunaszekcső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9cm" svg:height="1.201cm" svg:x="3.6cm" svg:y="4.5cm">
          <text:p text:style-name="P1"><text:span text:style-name="T1">Fonyód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cm" svg:height="0.9cm" svg:x="5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9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9cm" svg:x="9.3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4cm" svg:y1="5.7cm" svg:x2="5.9cm" svg:y2="7.2cm">
          <text:p/>
        </draw:line>
        <draw:line draw:style-name="gr4" draw:text-style-name="P1" draw:layer="layout" svg:x1="12.7cm" svg:y1="5.2cm" svg:x2="10.7cm" svg:y2="6.1cm">
          <text:p/>
        </draw:line>
        <draw:line draw:style-name="gr4" draw:text-style-name="P1" draw:layer="layout" svg:x1="12.4cm" svg:y1="10.2cm" svg:x2="10.2cm" svg:y2="10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9cm" fo:page-height="11.8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9-06T16:37:08.939080393</dc:date>
    <meta:generator>LibreOffice/4.2.8.2$Linux_X86_64 LibreOffice_project/420m0$Build-2</meta:generator>
    <meta:editing-duration>PT1M18S</meta:editing-duration>
    <meta:editing-cycles>4</meta:editing-cycles>
    <meta:document-statistic meta:object-count="10"/>
  </office:meta>
</office:document-meta>
</file>